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8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THE MOUTH OF A FOOL (18:1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THE SAFETY OF THE LORD (18:10-11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THE POWER OF THE TONGUE (18:12-2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THE WONDERS OF A WIFE (18:22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THE BEST OF ALL BROTHERS (18:23-24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8</dc:title>
    <meta:initial-creator>David STRICKLAND</meta:initial-creator>
    <dc:creator>David STRICKLAND</dc:creator>
    <meta:creation-date>2020-02-23T23:17:46Z</meta:creation-date>
    <dc:date>2020-02-23T23:17:46Z</dc:date>
    <meta:template xlink:href="BibleStudy" xlink:type="simple"/>
    <meta:editing-cycles>1</meta:editing-cycles>
    <meta:editing-duration>PT0S</meta:editing-duration>
    <meta:document-statistic meta:paragraph-count="6" meta:word-count="47"/>
  </office:meta>
</office:document-meta>
</file>